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 Definition einer Wissenschaft ist eine Wissen hervorbringende forschende Tätigkeit in einem bestimmten Bereich.</text:p>
      <text:p text:style-name="Standard">Ich strebe den Bachelor of Science an, dessen Ziel es ist, eine Thesis zu schreiben, in der ich neue Erkenntnisse in der Wissenschaft der Computertechnik gewinne, und dies in wissenschaftlich korrekt ausgearbeiteter Form niederschreibe sowie präsenti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lvin Dell'Oro</meta:initial-creator>
    <meta:creation-date>2021-03-25T10:29:12.28</meta:creation-date>
    <meta:document-statistic meta:table-count="0" meta:image-count="0" meta:object-count="0" meta:page-count="1" meta:paragraph-count="2" meta:word-count="50" meta:character-count="369"/>
    <dc:date>2021-03-25T12:09:00.44</dc:date>
    <dc:creator>Calvin Dell'Oro</dc:creator>
    <meta:editing-duration>PT1H24M38S</meta:editing-duration>
    <meta:editing-cycles>1</meta:editing-cycles>
    <meta:generator>OpenOffice/4.1.9$Win32 OpenOffice.org_project/419m1$Build-9805</meta:generator>
  </office:meta>
</office:document-meta>
</file>